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 style:parent-style-name="standard">
      <style:graphic-properties draw:fill="solid" draw:fill-color="#ffffff" draw:textarea-vertical-align="middle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standard">
      <style:graphic-properties draw:fill="solid" draw:fill-color="#ffffff" draw:textarea-vertical-align="middle" draw:shadow-offset-x="0.203cm" draw:shadow-offset-y="0.203cm"/>
    </style:style>
    <style:style style:name="gr6" style:family="graphic" style:parent-style-name="standard">
      <style:graphic-properties draw:stroke="none" svg:stroke-color="#000000" draw:fill="none" draw:fill-color="#ffffff" fo:min-height="0.829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gr9" style:family="graphic" style:parent-style-name="objectwithoutfill">
      <style:graphic-properties draw:marker-start="Arrow" draw:marker-end="Arrow" draw:marker-end-width="0.20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5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81cm" svg:height="1.905cm" svg:x="5.445cm" svg:y="4.81cm">
          <text:p text:style-name="P1"><text:span text:style-name="T1">Accelerometer</text:span></text:p>
          <text:p text:style-name="P1"><text:span text:style-name="T1">Sensor</text:span></text:p>
        </draw:rect>
        <draw:rect draw:style-name="gr1" draw:text-style-name="P2" draw:layer="layout" svg:width="3.175cm" svg:height="1.27cm" svg:x="5.762cm" svg:y="7.35cm">
          <text:p text:style-name="P1"><text:span text:style-name="T1">Maths</text:span></text:p>
        </draw:rect>
        <draw:rect draw:style-name="gr2" draw:text-style-name="P2" draw:layer="layout" svg:width="3.81cm" svg:height="1.905cm" svg:x="5.572cm" svg:y="9.128cm">
          <text:p/>
        </draw:rect>
        <draw:rect draw:style-name="gr3" draw:text-style-name="P2" draw:layer="layout" svg:width="3.81cm" svg:height="1.905cm" svg:x="5.445cm" svg:y="9.255cm">
          <text:p text:style-name="P1"><text:span text:style-name="T1">State Machines</text:span></text:p>
        </draw:rect>
        <draw:rect draw:style-name="gr1" draw:text-style-name="P2" draw:layer="layout" svg:width="3.175cm" svg:height="1.27cm" svg:x="12.43cm" svg:y="11.795cm">
          <text:p text:style-name="P1"><text:span text:style-name="T1">NeoPixels</text:span></text:p>
        </draw:rect>
        <draw:line draw:style-name="gr4" draw:text-style-name="P1" draw:layer="layout" svg:x1="7.35cm" svg:y1="8.62cm" svg:x2="7.35cm" svg:y2="9.191cm">
          <text:p/>
        </draw:line>
        <draw:line draw:style-name="gr4" draw:text-style-name="P1" draw:layer="layout" svg:x1="14.017cm" svg:y1="10.842cm" svg:x2="14.017cm" svg:y2="11.795cm">
          <text:p/>
        </draw:line>
        <draw:line draw:style-name="gr4" draw:text-style-name="P1" draw:layer="layout" svg:x1="9.255cm" svg:y1="10.208cm" svg:x2="12.367cm" svg:y2="10.208cm">
          <text:p/>
        </draw:line>
        <draw:rect draw:style-name="gr5" draw:text-style-name="P2" draw:layer="layout" svg:width="3.175cm" svg:height="1.27cm" svg:x="12.43cm" svg:y="9.572cm">
          <text:p text:style-name="P1"><text:span text:style-name="T1">Color Mixer</text:span></text:p>
        </draw:rect>
        <draw:line draw:style-name="gr4" draw:text-style-name="P1" draw:layer="layout" svg:x1="7.35cm" svg:y1="6.715cm" svg:x2="7.35cm" svg:y2="7.35cm">
          <text:p/>
        </draw:line>
        <draw:frame draw:style-name="gr6" draw:layer="layout" svg:width="5.779cm" svg:height="1.079cm" svg:x="1.698cm" svg:y="1.635cm">
          <draw:text-box>
            <text:p>Abstract diagram</text:p>
          </draw:text-box>
        </draw:frame>
        <draw:line draw:style-name="gr7" draw:text-style-name="P1" draw:layer="layout" svg:x1="10.779cm" svg:y1="10.271cm" svg:x2="10.842cm" svg:y2="10.144cm">
          <text:p/>
        </draw:line>
        <draw:line draw:style-name="gr7" draw:text-style-name="P1" draw:layer="layout" svg:x1="7.287cm" svg:y1="6.842cm" svg:x2="7.413cm" svg:y2="6.906cm">
          <text:p/>
        </draw:line>
        <draw:line draw:style-name="gr7" draw:text-style-name="P1" draw:layer="layout" svg:x1="7.286cm" svg:y1="8.746cm" svg:x2="7.413cm" svg:y2="8.81cm">
          <text:p/>
        </draw:line>
      </draw:page>
      <draw:page draw:name="page2" draw:style-name="dp1" draw:master-page-name="Default">
        <draw:rect draw:style-name="gr1" draw:text-style-name="P2" draw:layer="layout" svg:width="3.81cm" svg:height="1.905cm" svg:x="4.494cm" svg:y="6.716cm">
          <text:p text:style-name="P1"><text:span text:style-name="T1">Accelerometer</text:span></text:p>
          <text:p text:style-name="P1"><text:span text:style-name="T1">Sensor</text:span></text:p>
        </draw:rect>
        <draw:rect draw:style-name="gr2" draw:text-style-name="P2" draw:layer="layout" svg:width="4.191cm" svg:height="3.366cm" svg:x="4.302cm" svg:y="6.524cm">
          <text:p/>
        </draw:rect>
        <draw:rect draw:style-name="gr2" draw:text-style-name="P2" draw:layer="layout" svg:width="3.81cm" svg:height="1.905cm" svg:x="9.445cm" svg:y="10.016cm">
          <text:p/>
        </draw:rect>
        <draw:rect draw:style-name="gr3" draw:text-style-name="P2" draw:layer="layout" svg:width="3.81cm" svg:height="1.905cm" svg:x="9.255cm" svg:y="10.207cm">
          <text:p text:style-name="P1"><text:span text:style-name="T1">State Machines</text:span></text:p>
        </draw:rect>
        <draw:rect draw:style-name="gr1" draw:text-style-name="P2" draw:layer="layout" svg:width="3.175cm" svg:height="1.27cm" draw:transform="rotate (1.5707963267946) translate (4.175cm 18.145cm)">
          <text:p text:style-name="P1"><text:span text:style-name="T1">Time System</text:span></text:p>
        </draw:rect>
        <draw:rect draw:style-name="gr1" draw:text-style-name="P2" draw:layer="layout" svg:width="3.175cm" svg:height="1.27cm" svg:x="4.81cm" svg:y="21.32cm">
          <text:p text:style-name="P1"><text:span text:style-name="T1">Serial Debug</text:span></text:p>
        </draw:rect>
        <draw:line draw:style-name="gr4" draw:text-style-name="P1" draw:layer="layout" svg:x1="6.397cm" svg:y1="14.97cm" svg:x2="6.397cm" svg:y2="12.112cm">
          <text:p/>
        </draw:line>
        <draw:rect draw:style-name="gr5" draw:text-style-name="P2" draw:layer="layout" svg:width="5.08cm" svg:height="3.175cm" svg:x="5.445cm" svg:y="14.97cm">
          <text:p text:style-name="P1"><text:span text:style-name="T1">“</text:span><text:span text:style-name="T1">conductor.ino” sketch</text:span></text:p>
        </draw:rect>
        <draw:frame draw:style-name="gr8" draw:text-style-name="P2" draw:layer="layout" svg:width="4.191cm" svg:height="1.27cm" svg:x="4.302cm" svg:y="8.62cm">
          <draw:text-box>
            <text:p text:style-name="P1"><text:span text:style-name="T1">Math Wrapper</text:span></text:p>
          </draw:text-box>
        </draw:frame>
        <draw:rect draw:style-name="gr1" draw:text-style-name="P2" draw:layer="layout" svg:width="3.81cm" svg:height="1.905cm" svg:x="11.986cm" svg:y="20.684cm">
          <text:p text:style-name="P1"><text:span text:style-name="T1">NeoPixels</text:span></text:p>
        </draw:rect>
        <draw:rect draw:style-name="gr2" draw:text-style-name="P2" draw:layer="layout" svg:width="4.191cm" svg:height="3.366cm" svg:x="11.795cm" svg:y="19.414cm">
          <text:p/>
        </draw:rect>
        <draw:frame draw:style-name="gr8" draw:text-style-name="P2" draw:layer="layout" svg:width="4.191cm" svg:height="1.27cm" svg:x="11.795cm" svg:y="19.414cm">
          <draw:text-box>
            <text:p text:style-name="P1"><text:span text:style-name="T1">Color Mixer</text:span></text:p>
          </draw:text-box>
        </draw:frame>
        <draw:rect draw:style-name="gr2" draw:text-style-name="P2" draw:layer="layout" svg:width="3.175cm" svg:height="0.635cm" svg:x="9.763cm" svg:y="8.429cm">
          <text:p/>
        </draw:rect>
        <draw:rect draw:style-name="gr3" draw:text-style-name="P2" draw:layer="layout" svg:width="3.175cm" svg:height="0.635cm" svg:x="9.573cm" svg:y="8.62cm">
          <text:p text:style-name="P1"><text:span text:style-name="T1">TimeKeeper.h</text:span></text:p>
        </draw:rect>
        <draw:line draw:style-name="gr9" draw:text-style-name="P1" draw:layer="layout" svg:x1="11.223cm" svg:y1="10.144cm" svg:x2="11.223cm" svg:y2="9.255cm">
          <text:p/>
        </draw:line>
        <draw:line draw:style-name="gr4" draw:text-style-name="P1" draw:layer="layout" svg:x1="7.35cm" svg:y1="9.89cm" svg:x2="7.35cm" svg:y2="11.414cm">
          <text:p/>
        </draw:line>
        <draw:rect draw:style-name="gr5" draw:text-style-name="P2" draw:layer="layout" svg:width="3.175cm" svg:height="1.27cm" svg:x="4.81cm" svg:y="10.842cm">
          <text:p text:style-name="P1"><text:span text:style-name="T1">Timer Module</text:span></text:p>
          <text:p text:style-name="P1"><text:span text:style-name="T1">100 Hz</text:span></text:p>
        </draw:rect>
        <draw:line draw:style-name="gr4" draw:text-style-name="P1" draw:layer="layout" svg:x1="7.985cm" svg:y1="11.477cm" svg:x2="9.255cm" svg:y2="11.477cm">
          <text:p/>
        </draw:line>
        <draw:line draw:style-name="gr4" draw:text-style-name="P1" draw:layer="layout" svg:x1="10.525cm" svg:y1="16.557cm" svg:x2="11.477cm" svg:y2="16.557cm">
          <text:p/>
        </draw:line>
        <draw:line draw:style-name="gr4" draw:text-style-name="P1" draw:layer="layout" svg:x1="12.43cm" svg:y1="12.112cm" svg:x2="12.43cm" svg:y2="19.415cm">
          <text:p/>
        </draw:line>
        <draw:line draw:style-name="gr4" draw:text-style-name="P1" draw:layer="layout" svg:x1="12.747cm" svg:y1="12.112cm" svg:x2="12.747cm" svg:y2="19.415cm">
          <text:p/>
        </draw:line>
        <draw:rect draw:style-name="gr5" draw:text-style-name="P2" draw:layer="layout" svg:width="3.175cm" svg:height="1.27cm" svg:x="11.477cm" svg:y="15.922cm">
          <text:p text:style-name="P1"><text:span text:style-name="T1">Timer Module</text:span></text:p>
          <text:p text:style-name="P1"><text:span text:style-name="T1">200 Hz</text:span></text:p>
        </draw:rect>
        <draw:line draw:style-name="gr4" draw:text-style-name="P1" draw:layer="layout" svg:x1="6.397cm" svg:y1="18.145cm" svg:x2="6.397cm" svg:y2="21.32cm">
          <text:p/>
        </draw:line>
        <draw:rect draw:style-name="gr5" draw:text-style-name="P2" draw:layer="layout" svg:width="3.175cm" svg:height="1.27cm" svg:x="4.81cm" svg:y="19.097cm">
          <text:p text:style-name="P1"><text:span text:style-name="T1">Timer Module</text:span></text:p>
          <text:p text:style-name="P1"><text:span text:style-name="T1">1 s</text:span></text:p>
        </draw:rect>
        <draw:line draw:style-name="gr4" draw:text-style-name="P1" draw:layer="layout" svg:x1="9.89cm" svg:y1="14.97cm" svg:x2="9.89cm" svg:y2="12.112cm">
          <text:p/>
        </draw:line>
        <draw:rect draw:style-name="gr5" draw:text-style-name="P2" draw:layer="layout" svg:width="3.175cm" svg:height="1.27cm" svg:x="8.302cm" svg:y="13.065cm">
          <text:p text:style-name="P1"><text:span text:style-name="T1">Timer Module</text:span></text:p>
          <text:p text:style-name="P1"><text:span text:style-name="T1">100 Hz</text:span></text:p>
        </draw:rect>
        <draw:frame draw:style-name="gr6" draw:layer="layout" svg:width="8.572cm" svg:height="1.079cm" svg:x="1.699cm" svg:y="1.636cm">
          <draw:text-box>
            <text:p>Abstract Implementation</text:p>
          </draw:text-box>
        </draw:frame>
        <draw:rect draw:style-name="gr1" draw:text-style-name="P2" draw:layer="layout" svg:width="3.174cm" svg:height="0.634cm" svg:x="2.271cm" svg:y="2.906cm">
          <text:p text:style-name="P1"><text:span text:style-name="T1">Base</text:span></text:p>
        </draw:rect>
        <draw:rect draw:style-name="gr2" draw:text-style-name="P2" draw:layer="layout" svg:width="3.556cm" svg:height="1.651cm" svg:x="2.079cm" svg:y="2.714cm">
          <text:p/>
        </draw:rect>
        <draw:frame draw:style-name="gr10" draw:text-style-name="P2" draw:layer="layout" svg:width="3.556cm" svg:height="0.825cm" svg:x="2.079cm" svg:y="3.54cm">
          <draw:text-box>
            <text:p text:style-name="P1"><text:span text:style-name="T1">Inherits Base</text:span></text:p>
          </draw:text-box>
        </draw:frame>
      </draw:page>
      <draw:page draw:name="page3" draw:style-name="dp1" draw:master-page-name="Default">
        <draw:rect draw:style-name="gr1" draw:text-style-name="P2" draw:layer="layout" svg:width="3.81cm" svg:height="1.905cm" svg:x="4.495cm" svg:y="8.621cm">
          <text:p text:style-name="P1"><text:span text:style-name="T1">Accelerometer</text:span></text:p>
          <text:p text:style-name="P1"><text:span text:style-name="T1">Sensor</text:span></text:p>
        </draw:rect>
        <draw:rect draw:style-name="gr2" draw:text-style-name="P2" draw:layer="layout" svg:width="4.191cm" svg:height="3.366cm" svg:x="4.303cm" svg:y="8.429cm">
          <text:p/>
        </draw:rect>
        <draw:rect draw:style-name="gr2" draw:text-style-name="P2" draw:layer="layout" svg:width="3.81cm" svg:height="1.905cm" svg:x="9.446cm" svg:y="11.921cm">
          <text:p/>
        </draw:rect>
        <draw:rect draw:style-name="gr3" draw:text-style-name="P2" draw:layer="layout" svg:width="3.81cm" svg:height="1.905cm" svg:x="9.256cm" svg:y="12.112cm">
          <text:p text:style-name="P1"><text:span text:style-name="T1">State Machines</text:span></text:p>
        </draw:rect>
        <draw:rect draw:style-name="gr1" draw:text-style-name="P2" draw:layer="layout" svg:width="3.175cm" svg:height="1.27cm" draw:transform="rotate (1.5707963267946) translate (4.176cm 20.05cm)">
          <text:p text:style-name="P1"><text:span text:style-name="T1">Time System</text:span></text:p>
        </draw:rect>
        <draw:rect draw:style-name="gr1" draw:text-style-name="P2" draw:layer="layout" svg:width="3.175cm" svg:height="1.27cm" svg:x="4.811cm" svg:y="23.225cm">
          <text:p text:style-name="P1"><text:span text:style-name="T1">Serial Debug</text:span></text:p>
        </draw:rect>
        <draw:line draw:style-name="gr4" draw:text-style-name="P1" draw:layer="layout" svg:x1="6.398cm" svg:y1="16.875cm" svg:x2="6.398cm" svg:y2="14.017cm">
          <text:p/>
        </draw:line>
        <draw:rect draw:style-name="gr5" draw:text-style-name="P2" draw:layer="layout" svg:width="5.08cm" svg:height="3.175cm" svg:x="5.446cm" svg:y="16.875cm">
          <text:p text:style-name="P1"><text:span text:style-name="T1">“</text:span><text:span text:style-name="T1">conductor.ino” sketch</text:span></text:p>
        </draw:rect>
        <draw:frame draw:style-name="gr8" draw:text-style-name="P2" draw:layer="layout" svg:width="4.191cm" svg:height="1.27cm" svg:x="4.303cm" svg:y="10.525cm">
          <draw:text-box>
            <text:p text:style-name="P1"><text:span text:style-name="T1">Math Wrapper</text:span></text:p>
          </draw:text-box>
        </draw:frame>
        <draw:rect draw:style-name="gr1" draw:text-style-name="P2" draw:layer="layout" svg:width="3.81cm" svg:height="1.905cm" svg:x="11.987cm" svg:y="22.589cm">
          <text:p text:style-name="P1"><text:span text:style-name="T1">NeoPixels</text:span></text:p>
        </draw:rect>
        <draw:rect draw:style-name="gr2" draw:text-style-name="P2" draw:layer="layout" svg:width="4.191cm" svg:height="3.366cm" svg:x="11.796cm" svg:y="21.319cm">
          <text:p/>
        </draw:rect>
        <draw:frame draw:style-name="gr8" draw:text-style-name="P2" draw:layer="layout" svg:width="4.191cm" svg:height="1.27cm" svg:x="11.796cm" svg:y="21.319cm">
          <draw:text-box>
            <text:p text:style-name="P1"><text:span text:style-name="T1">Color Mixer</text:span></text:p>
          </draw:text-box>
        </draw:frame>
        <draw:rect draw:style-name="gr2" draw:text-style-name="P2" draw:layer="layout" svg:width="3.175cm" svg:height="0.635cm" svg:x="9.764cm" svg:y="10.334cm">
          <text:p/>
        </draw:rect>
        <draw:rect draw:style-name="gr3" draw:text-style-name="P2" draw:layer="layout" svg:width="3.175cm" svg:height="0.635cm" svg:x="9.574cm" svg:y="10.525cm">
          <text:p text:style-name="P1"><text:span text:style-name="T1">TimeKeeper.h</text:span></text:p>
        </draw:rect>
        <draw:line draw:style-name="gr9" draw:text-style-name="P1" draw:layer="layout" svg:x1="11.224cm" svg:y1="12.049cm" svg:x2="11.224cm" svg:y2="11.16cm">
          <text:p/>
        </draw:line>
        <draw:line draw:style-name="gr4" draw:text-style-name="P1" draw:layer="layout" svg:x1="7.351cm" svg:y1="11.795cm" svg:x2="7.351cm" svg:y2="13.319cm">
          <text:p/>
        </draw:line>
        <draw:rect draw:style-name="gr5" draw:text-style-name="P2" draw:layer="layout" svg:width="3.175cm" svg:height="1.27cm" svg:x="4.811cm" svg:y="12.747cm">
          <text:p text:style-name="P1"><text:span text:style-name="T1">Timer Module</text:span></text:p>
          <text:p text:style-name="P1"><text:span text:style-name="T1">100 Hz</text:span></text:p>
        </draw:rect>
        <draw:line draw:style-name="gr4" draw:text-style-name="P1" draw:layer="layout" svg:x1="7.986cm" svg:y1="13.382cm" svg:x2="9.256cm" svg:y2="13.382cm">
          <text:p/>
        </draw:line>
        <draw:line draw:style-name="gr4" draw:text-style-name="P1" draw:layer="layout" svg:x1="10.526cm" svg:y1="18.462cm" svg:x2="11.478cm" svg:y2="18.462cm">
          <text:p/>
        </draw:line>
        <draw:line draw:style-name="gr4" draw:text-style-name="P1" draw:layer="layout" svg:x1="12.431cm" svg:y1="14.017cm" svg:x2="12.431cm" svg:y2="21.32cm">
          <text:p/>
        </draw:line>
        <draw:line draw:style-name="gr4" draw:text-style-name="P1" draw:layer="layout" svg:x1="12.748cm" svg:y1="14.017cm" svg:x2="12.748cm" svg:y2="21.32cm">
          <text:p/>
        </draw:line>
        <draw:rect draw:style-name="gr5" draw:text-style-name="P2" draw:layer="layout" svg:width="3.175cm" svg:height="1.27cm" svg:x="11.478cm" svg:y="17.827cm">
          <text:p text:style-name="P1"><text:span text:style-name="T1">Timer Module</text:span></text:p>
          <text:p text:style-name="P1"><text:span text:style-name="T1">200 Hz</text:span></text:p>
        </draw:rect>
        <draw:line draw:style-name="gr4" draw:text-style-name="P1" draw:layer="layout" svg:x1="6.398cm" svg:y1="20.05cm" svg:x2="6.398cm" svg:y2="23.225cm">
          <text:p/>
        </draw:line>
        <draw:rect draw:style-name="gr5" draw:text-style-name="P2" draw:layer="layout" svg:width="3.175cm" svg:height="1.27cm" svg:x="4.811cm" svg:y="21.002cm">
          <text:p text:style-name="P1"><text:span text:style-name="T1">Timer Module</text:span></text:p>
          <text:p text:style-name="P1"><text:span text:style-name="T1">1 s</text:span></text:p>
        </draw:rect>
        <draw:line draw:style-name="gr4" draw:text-style-name="P1" draw:layer="layout" svg:x1="9.891cm" svg:y1="16.875cm" svg:x2="9.891cm" svg:y2="14.017cm">
          <text:p/>
        </draw:line>
        <draw:rect draw:style-name="gr5" draw:text-style-name="P2" draw:layer="layout" svg:width="3.175cm" svg:height="1.27cm" svg:x="8.303cm" svg:y="14.97cm">
          <text:p text:style-name="P1"><text:span text:style-name="T1">Timer Module</text:span></text:p>
          <text:p text:style-name="P1"><text:span text:style-name="T1">100 Hz</text:span></text:p>
        </draw:rect>
        <draw:frame draw:style-name="gr6" draw:layer="layout" svg:width="8.572cm" svg:height="1.079cm" svg:x="1.7cm" svg:y="1.636cm">
          <draw:text-box>
            <text:p>Abstract Implementation</text:p>
          </draw:text-box>
        </draw:frame>
        <draw:rect draw:style-name="gr1" draw:text-style-name="P2" draw:layer="layout" svg:width="3.174cm" svg:height="0.634cm" svg:x="3.097cm" svg:y="2.906cm">
          <text:p text:style-name="P1"><text:span text:style-name="T1">Base</text:span></text:p>
        </draw:rect>
        <draw:rect draw:style-name="gr2" draw:text-style-name="P2" draw:layer="layout" svg:width="3.556cm" svg:height="1.651cm" svg:x="2.905cm" svg:y="2.714cm">
          <text:p/>
        </draw:rect>
        <draw:frame draw:style-name="gr10" draw:text-style-name="P2" draw:layer="layout" svg:width="3.556cm" svg:height="0.825cm" svg:x="2.905cm" svg:y="3.54cm">
          <draw:text-box>
            <text:p text:style-name="P1"><text:span text:style-name="T1">Inherits Base</text:span></text:p>
          </draw:text-box>
        </draw:frame>
        <draw:rect draw:style-name="gr3" draw:text-style-name="P2" draw:layer="layout" svg:width="3.175cm" svg:height="0.635cm" svg:x="2.27cm" svg:y="6.715cm">
          <text:p text:style-name="P1"><text:span text:style-name="T1">CircularBuffer.h</text:span></text:p>
        </draw:rect>
        <draw:rect draw:style-name="gr1" draw:text-style-name="P2" draw:layer="layout" svg:width="3.366cm" svg:height="1.27cm" draw:transform="rotate (1.5707963267946) translate (3.032cm 11.795cm)">
          <text:p text:style-name="P1"><text:span text:style-name="T1">Tap Filter</text:span></text:p>
        </draw:rect>
        <draw:rect draw:style-name="gr1" draw:text-style-name="P3" draw:layer="layout" svg:width="1.651cm" svg:height="0.825cm" draw:transform="rotate (1.5707963267946) translate (2.079cm 4.365cm)">
          <text:p text:style-name="P3"><text:span text:style-name="T2">Core</text:span></text:p>
          <text:p text:style-name="P3"><text:span text:style-name="T2">Function</text:span></text:p>
        </draw:rect>
        <draw:line draw:style-name="gr9" draw:text-style-name="P1" draw:layer="layout" svg:x1="3.667cm" svg:y1="8.429cm" svg:x2="3.667cm" svg:y2="7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26T00:13:29.92</meta:creation-date>
    <dc:date>2015-06-10T01:35:18.96</dc:date>
    <meta:editing-duration>P1DT2H35M51S</meta:editing-duration>
    <meta:editing-cycles>7</meta:editing-cycles>
    <meta:generator>OpenOffice.org/3.4.1$Win32 OpenOffice.org_project/341m1$Build-9593</meta:generator>
    <meta:document-statistic meta:object-count="78"/>
  </office:meta>
</office:document-meta>
</file>